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imes New Roman" fo:font-size="14pt" fo:language="ru" fo:country="RU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font-name="Times New Roman" fo:font-size="14pt" fo:language="ru" fo:country="RU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Times New Roman" fo:font-size="14pt" fo:language="ru" fo:country="RU" style:text-underline-style="solid" style:text-underline-width="auto" style:text-underline-color="font-color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Courier New" fo:font-size="11pt" fo:language="ru" fo:country="RU" style:font-size-asian="11pt" style:font-size-complex="11pt"/>
    </style:style>
    <style:style style:name="P7" style:family="paragraph" style:parent-style-name="Table_20_Contents">
      <style:paragraph-properties fo:text-align="start" style:justify-single-word="false" fo:padding="0.074cm" fo:border-left="none" fo:border-right="none" fo:border-top="none" fo:border-bottom="0.002cm solid #000000" style:join-border="false"/>
      <style:text-properties style:use-window-font-color="true" style:font-name="Times New Roman" fo:font-size="14pt" fo:language="ru" fo:country="RU" style:font-size-asian="14pt" style:font-size-complex="14pt"/>
    </style:style>
    <style:style style:name="P8" style:family="paragraph" style:parent-style-name="Table_20_Contents">
      <style:paragraph-properties fo:text-align="start" style:justify-single-word="false" fo:padding="0.074cm" fo:border-left="none" fo:border-right="none" fo:border-top="none" fo:border-bottom="0.002cm solid #000000" style:join-border="false"/>
      <style:text-properties style:use-window-font-color="true" style:font-name="Courier New" fo:font-size="11pt" fo:language="ru" fo:country="RU" style:font-size-asian="11pt" style:font-size-complex="11pt"/>
    </style:style>
    <style:style style:name="P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use-window-font-color="true" style:font-name="Times New Roman" fo:font-size="14pt" fo:language="ru" fo:country="RU" style:font-size-asian="14pt" style:font-size-complex="14pt"/>
    </style:style>
    <style:style style:name="P1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use-window-font-color="true" style:font-name="Courier New" fo:font-size="11pt" fo:language="ru" fo:country="RU" style:font-size-asian="11pt" style:font-size-complex="11pt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fo:font-size="14pt" fo:language="ru" fo:country="RU" style:font-size-asian="14pt" style:font-size-complex="14pt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Courier New" fo:font-size="11pt" fo:language="ru" fo:country="RU" style:font-size-asian="11pt" style:font-size-complex="11pt"/>
    </style:style>
    <style:style style:name="P13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000000" style:font-name="Courier New" fo:font-size="11pt" fo:letter-spacing="normal" fo:language="ru" fo:country="RU" fo:font-style="normal" fo:font-weight="normal" style:font-size-asian="11pt" style:font-size-complex="11pt"/>
    </style:style>
    <style:style style:name="P14" style:family="paragraph" style:parent-style-name="Preformatted_20_Text">
      <style:paragraph-properties fo:margin-left="1.251cm" fo:margin-right="0cm" fo:orphans="2" fo:widows="2" fo:text-indent="0cm" style:auto-text-indent="false"/>
      <style:text-properties fo:font-variant="normal" fo:text-transform="none" fo:color="#000000" style:font-name="Courier New" fo:font-size="11pt" fo:letter-spacing="normal" fo:language="ru" fo:country="RU" style:font-size-asian="11pt" style:font-size-complex="11pt"/>
    </style:style>
    <style:style style:name="P15" style:family="paragraph" style:parent-style-name="Preformatted_20_Text">
      <style:paragraph-properties fo:margin-left="1.251cm" fo:margin-right="0cm" fo:margin-top="0cm" fo:margin-bottom="0.499cm" fo:orphans="2" fo:widows="2" fo:text-indent="0cm" style:auto-text-indent="false"/>
      <style:text-properties fo:font-variant="normal" fo:text-transform="none" fo:color="#000000" style:font-name="Courier New" fo:font-size="11pt" fo:letter-spacing="normal" fo:language="ru" fo:country="RU" fo:font-style="normal" fo:font-weight="normal" style:font-size-asian="11pt" style:font-size-complex="11pt"/>
    </style:style>
    <style:style style:name="P1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</style:style>
    <style:style style:name="P1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4pt" fo:language="ru" fo:country="RU" style:font-size-asian="14pt" style:font-size-complex="14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4pt" fo:language="en" fo:country="US" style:font-size-asian="14pt" style:font-size-complex="14pt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Times New Roman" fo:font-size="14pt" fo:language="ru" fo:country="RU" style:font-size-asian="14pt" style:font-size-complex="14pt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Courier New" fo:font-size="11pt" fo:language="ru" fo:country="RU" style:font-size-asian="11pt" style:font-size-complex="11pt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Courier New" fo:font-size="11pt" fo:language="ru" fo:country="RU" style:font-size-asian="11pt" style:font-size-complex="11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size="14pt" fo:language="ru" fo:country="RU" style:font-size-asian="14pt" style:font-size-complex="14pt"/>
    </style:style>
    <style:style style:name="P26" style:family="paragraph" style:parent-style-name="Table_20_Contents">
      <style:paragraph-properties fo:margin-left="2.501cm" fo:margin-right="0cm" fo:text-align="start" style:justify-single-word="false" fo:text-indent="0cm" style:auto-text-indent="false"/>
      <style:text-properties style:use-window-font-color="true" style:font-name="Courier New" fo:font-size="11pt" fo:language="ru" fo:country="RU" style:font-size-asian="11pt" style:font-size-complex="11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ff0000" style:font-name="Consolas" fo:font-size="10pt" fo:language="en" fo:country="US" style:font-name-asian="Consolas" style:font-size-asian="10pt" style:font-name-complex="Consolas" style:font-size-complex="10pt"/>
    </style:style>
    <style:style style:name="P2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0" style:family="paragraph" style:parent-style-name="Text_20_body" style:list-style-name="L1">
      <style:paragraph-properties fo:text-align="start" style:justify-single-word="false"/>
      <style:text-properties style:use-window-font-color="true" style:font-name="Times New Roman" fo:font-size="14pt" fo:language="ru" fo:country="RU" style:font-size-asian="14pt" style:font-size-complex="14pt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style:font-name="Courier New" fo:font-size="11pt" fo:language="ru" fo:country="RU" style:font-size-asian="11pt" style:font-size-complex="11pt"/>
    </style:style>
    <style:style style:name="P33" style:family="paragraph" style:parent-style-name="Text_20_body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style:font-name="Courier New" fo:font-size="11pt" fo:language="ru" fo:country="RU" style:font-size-asian="11pt" style:font-size-complex="11pt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style:font-name="Courier New" fo:font-size="11pt" fo:language="ru" fo:country="RU" style:font-size-asian="11pt" style:font-size-complex="11pt"/>
    </style:style>
    <style:style style:name="T1" style:family="text">
      <style:text-properties fo:font-variant="normal" fo:text-transform="none" style:use-window-font-color="true" style:font-name="Times New Roman" fo:font-size="18pt" fo:letter-spacing="normal" fo:language="ru" fo:country="RU" fo:font-style="normal" style:text-underline-style="none" fo:font-weight="bold" fo:background-color="#ffffff" style:font-size-asian="18pt" style:font-weight-asian="bold" style:font-size-complex="18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font-name="Courier New"/>
    </style:style>
    <style:style style:name="T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12" style:family="text">
      <style:text-properties fo:color="#008080" style:font-name="Consolas" fo:font-size="10pt" fo:language="en" fo:country="US" style:font-name-asian="Consolas" style:font-size-asian="10pt" style:font-name-complex="Consolas" style:font-size-complex="10pt"/>
    </style:style>
    <style:style style:name="T13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14" style:family="text">
      <style:text-properties style:font-name="Consolas" fo:font-size="10pt" style:font-name-asian="Consolas" style:font-size-asian="10pt" style:font-name-complex="Consolas" style:font-size-complex="10pt"/>
    </style:style>
    <style:style style:name="T15" style:family="text">
      <style:text-properties fo:color="#7f007f" style:font-name="Consolas" fo:font-size="10pt" style:font-name-asian="Consolas" style:font-size-asian="10pt" style:font-name-complex="Consolas" style:font-size-complex="10pt"/>
    </style:style>
    <style:style style:name="T16" style:family="text">
      <style:text-properties fo:color="#2a00ff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17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18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9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20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style:font-name="Consolas" fo:font-size="10pt" fo:language="en" fo:country="US" style:font-name-asian="Consolas" style:font-size-asian="10pt" style:font-name-complex="Consolas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Source_20_Text"><text:span text:style-name="T1">Справочник по AJAX</text:span></text:span></text:h>
      <text:p text:style-name="P2">AJAX расшифровывается Asynchronous JavaScript And XML (Асинхронный JavaScript и XML). AJAX - это не новый язык программирования или разметки. AJAX - это эффективный способ совместного использования HTML, CSS, JavaScript и DOM.</text:p>
      <text:p text:style-name="P2"/>
      <text:p text:style-name="P2">AJAX - это набор технологий, которые поддерживаются веб-браузерами. AJAX использует:</text:p>
      <text:list xml:id="list7757592262648596446" text:style-name="L1">
        <text:list-item>
          <text:p text:style-name="P30">HTML в качестве "каркаса";</text:p>
        </text:list-item>
        <text:list-item>
          <text:p text:style-name="P30">CSS для оформления;</text:p>
        </text:list-item>
        <text:list-item>
          <text:p text:style-name="P30">DOM для извлечения или изменения информации на странице;</text:p>
        </text:list-item>
        <text:list-item>
          <text:p text:style-name="P30">Объект XMLHttpRequest для асинхронного обмена данными с сервером;</text:p>
        </text:list-item>
        <text:list-item>
          <text:p text:style-name="P30">JavaScript для связи перечисленных выше технологий между собой.</text:p>
        </text:list-item>
      </text:list>
      <text:p text:style-name="P2">Этапы выполнения AJAX запроса:</text:p>
      <text:p text:style-name="P3">Шаг №1:<text:tab/>Создание экземпляра объекта XMLHttpRequest.</text:p>
      <text:p text:style-name="P3">Шаг №2:<text:tab/>Оправка запроса на сервер методами open и send.</text:p>
      <text:p text:style-name="P3">Шаг №3:<text:tab/>Принятие сервером запроса, обработка и отправка ответа.</text:p>
      <text:p text:style-name="P3">Шаг №4:<text:tab/>Принятие ответа на клиенте с помощью responseText, <text:s/>responseXML </text:p>
      <text:p text:style-name="P7"><text:tab/><text:tab/><text:tab/><text:tab/><text:tab/><text:tab/><text:tab/><text:tab/><text:tab/>(событие <text:s/>onreadystatechange)</text:p>
      <text:p text:style-name="P4"/>
      <text:p text:style-name="P3"><text:span text:style-name="T3">XMLHttpRequest</text:span> - Создание объекта</text:p>
      <text:p text:style-name="P6"/>
      <text:p text:style-name="P6">var xhttp;</text:p>
      <text:p text:style-name="P6">if (window.XMLHttpRequest) xhttp = new XMLHttpRequest();</text:p>
      <text:p text:style-name="P6">else<text:tab/>xhttp = new ActiveXObject("Microsoft.XMLHTTP");</text:p>
      <text:p text:style-name="P3"/>
      <text:p text:style-name="P3"><text:span text:style-name="T7">Свойства</text:span> объекта XMLHttpRequest</text:p>
      <text:p text:style-name="P3"/>
      <text:p text:style-name="P3"><text:span text:style-name="T3">onreadystatechange</text:span> - состояние готовности сервера.</text:p>
      <text:p text:style-name="P3"><text:span text:style-name="T3">readyState</text:span> - Позволяет узнать состояние готовности сервера.</text:p>
      <text:p text:style-name="P3"><text:span text:style-name="T3">responseText</text:span> - Хранит ответ сервера как строку символов.</text:p>
      <text:p text:style-name="P3"><text:span text:style-name="T3">responseXML</text:span> - Хранит ответ сервера как XML файл.</text:p>
      <text:p text:style-name="P3"><text:span text:style-name="T3">status</text:span> - Хранит код ответа сервера.</text:p>
      <text:p text:style-name="P3"/>
      <text:p text:style-name="P3"><text:span text:style-name="T7">Методы</text:span> объекта XMLHttpRequest</text:p>
      <text:p text:style-name="P3"/>
      <text:p text:style-name="P3"><text:span text:style-name="T3">open</text:span>(<text:span text:style-name="T6">тип_запроса</text:span>, <text:span text:style-name="T6">url</text:span>, <text:span text:style-name="T6">способ</text:span>) - cоздает запрос.</text:p>
      <text:p text:style-name="P9"><text:span text:style-name="T6">тип_запроса</text:span> - устанавливает тип запроса (GET или POST).</text:p>
      <text:p text:style-name="P9"><text:span text:style-name="T6">url</text:span> - устанавливает путь к запрашиваемому файлу.</text:p>
      <text:p text:style-name="P9"><text:span text:style-name="T6">способ</text:span> - устанавливает способ выполнения запроса. При значении true запрос будет выполнен асинхронно, при false синхронно.</text:p>
      <text:p text:style-name="P9"/>
      <text:p text:style-name="P3"><text:span text:style-name="T3">send</text:span>(<text:span text:style-name="T4">'данные'</text:span>) - Позволяет передать данные на сервер.</text:p>
      <text:p text:style-name="P3"/>
      <text:p text:style-name="P3"><text:span text:style-name="T3">setRequestHeader</text:span>(<text:span text:style-name="T6">заголовок</text:span>, <text:span text:style-name="T6">значение</text:span>) - добавить HTTP заголовок к запросу.</text:p>
      <text:p text:style-name="P9"><text:span text:style-name="T6">заголовок</text:span> - содержит имя заголовка</text:p>
      <text:p text:style-name="P9"><text:span text:style-name="T6">значение</text:span> - содержит значение заголовка</text:p>
      <text:p text:style-name="P3"><text:soft-page-break/><text:span text:style-name="T3">AJAX: Запрос - </text:span>С помощью методов open() и send() объекта XMLHttpRequest вы можете отправлять AJAX запросы.</text:p>
      <text:p text:style-name="P6"/>
      <text:p text:style-name="P6">var xhttp = new XMLHttpRequest();<text:tab/>// Создаем объект XMLHttpRequest</text:p>
      <text:p text:style-name="P6"><text:tab/><text:tab/><text:tab/><text:tab/><text:tab/><text:tab/><text:tab/>// Запросим содержимое файла testfile.txt</text:p>
      <text:p text:style-name="P6">xhttp.open('GET', testfile.txt, true);</text:p>
      <text:p text:style-name="P6">xhttp.send();</text:p>
      <text:p text:style-name="P3"/>
      <text:p text:style-name="P3">Методы</text:p>
      <text:p text:style-name="P3"><text:span text:style-name="T3">open</text:span>(<text:span text:style-name="T6">тип_запроса</text:span>, <text:span text:style-name="T6">url</text:span>, <text:span text:style-name="T6">способ</text:span>) - cоздает запрос.</text:p>
      <text:p text:style-name="P9"><text:span text:style-name="T6">тип_запроса</text:span> - устанавливает тип запроса (GET или POST).</text:p>
      <text:p text:style-name="P9"><text:span text:style-name="T6">url</text:span> - устанавливает путь к запрашиваемому файлу.</text:p>
      <text:p text:style-name="P9"><text:span text:style-name="T6">способ</text:span> - устанавливает способ выполнения запроса. При значении true запрос будет выполнен асинхронно, при false синхронно.</text:p>
      <text:p text:style-name="P9"/>
      <text:p text:style-name="P3"><text:span text:style-name="T3">send</text:span>(<text:span text:style-name="T4">'данные'</text:span>) - Позволяет передать данные на сервер.</text:p>
      <text:p text:style-name="P3"/>
      <text:p text:style-name="P7">Метод GET проще и быстрее при запросах, однако POST более надежный и безопасный. Тем не менее мы рекомендуем Вам всегда использовать GET если это возможно.</text:p>
      <text:p text:style-name="P3"/>
      <text:p text:style-name="P3"><text:span text:style-name="T3">Запрос GET - </text:span><text:span text:style-name="T8">Передача данных</text:span></text:p>
      <text:p text:style-name="P3"/>
      <text:p text:style-name="P6">var x = document.getElementById('tf1').value;</text:p>
      <text:p text:style-name="P6">var y = document.getElementById('tf2').value;</text:p>
      <text:p text:style-name="P6">xhttp = new XMLHttpRequest();</text:p>
      <text:p text:style-name="P6">xhttp.onreadystatechange = function()</text:p>
      <text:p text:style-name="P6">{</text:p>
      <text:p text:style-name="P6"><text:tab/>if (xhttp.readyState == 4 &amp;&amp; xhttp.status == 200)</text:p>
      <text:p text:style-name="P6"><text:tab/><text:tab/>document.getElementById("ajax").innerHTML = xhttp.responseText;</text:p>
      <text:p text:style-name="P6">}</text:p>
      <text:p text:style-name="P6">xhttp.open("GET", "add.php?x=" + x + "&amp;y=" + y, true);</text:p>
      <text:p text:style-name="P6">xhttp.send();</text:p>
      <text:p text:style-name="P3"/>
      <text:p text:style-name="P3"><text:span text:style-name="T7">Кэширование результата при GET запросах</text:span>.</text:p>
      <text:p text:style-name="P3"/>
      <text:p text:style-name="P3">Часто ответ полученный в результате GET запроса не является "свежим" ответом, а является копией, которая была сохранена в кэше при предыдущем обращении к серверу.</text:p>
      <text:p text:style-name="P3"/>
      <text:p text:style-name="P3">К счастью существует способ помогающий избежать этого. Необходимо, чтобы url при GET запросе всегда был уникальным. Передача при запросе в скрипт переменной со случайным значением исключит возможность получения кэшированного значения. <text:line-break/><text:span text:style-name="T9">url?переменная=" + Math.random()</text:span></text:p>
      <text:p text:style-name="P3"/>
      <text:p text:style-name="P6">xhttp = new XMLHttpRequest();</text:p>
      <text:p text:style-name="P6">xhttp.onreadystatechange = function()</text:p>
      <text:p text:style-name="P6">{</text:p>
      <text:p text:style-name="P6"><text:tab/>if (xhttp.readyState == 4 &amp;&amp; xhttp.status == 200)</text:p>
      <text:p text:style-name="P6"><text:tab/><text:tab/>document.getElementById("result").innerHTML = xhttp.responseText;</text:p>
      <text:p text:style-name="P6">}</text:p>
      <text:p text:style-name="P6">xhttp.open("GET", "gettime.php?x="+Math.random(), true);</text:p>
      <text:p text:style-name="P6">xhttp.send();</text:p>
      <text:p text:style-name="P7"/>
      <text:p text:style-name="P3"/>
      <text:p text:style-name="P4"><text:soft-page-break/>Запрос POST</text:p>
      <text:p text:style-name="P3"/>
      <text:p text:style-name="P6">xhttp = new XMLHttpRequest();</text:p>
      <text:p text:style-name="P6">xhttp.onreadystatechange = function()</text:p>
      <text:p text:style-name="P6">{</text:p>
      <text:p text:style-name="P6"><text:tab/>if (xhttp.readyState == 4 &amp;&amp; xhttp.status == 200)</text:p>
      <text:p text:style-name="P6"><text:tab/><text:tab/>document.getElementById("result").innerHTML = xhttp.responseText;</text:p>
      <text:p text:style-name="P6">}</text:p>
      <text:p text:style-name="P6">xhttp.open("POST", "testfile.txt", true);</text:p>
      <text:p text:style-name="P6">xhttp.send();</text:p>
      <text:p text:style-name="P3"/>
      <text:p text:style-name="P3">Обратите внимание: чтобы отправить данные в формате, в котором передаются данные с HTML форм необходимо задать соответствующий HTTP заголовок с помощью setRequestHeader.</text:p>
      <text:p text:style-name="P3"/>
      <text:p text:style-name="P3"><text:span text:style-name="T3">setRequestHeader</text:span>(<text:span text:style-name="T6">заголовок</text:span>, <text:span text:style-name="T6">значение</text:span>) - добавить HTTP заголовок к запросу.</text:p>
      <text:p text:style-name="P9"><text:span text:style-name="T6">заголовок</text:span> - содержит имя заголовка</text:p>
      <text:p text:style-name="P9"><text:span text:style-name="T6">значение</text:span> - содержит значение заголовка</text:p>
      <text:p text:style-name="P3"/>
      <text:p text:style-name="P3"/>
      <text:p text:style-name="P6">var x = document.getElementById('tf1').value;</text:p>
      <text:p text:style-name="P6">var y = document.getElementById('tf2').value;</text:p>
      <text:p text:style-name="P6"/>
      <text:p text:style-name="P6">xhttp = new XMLHttpRequest();</text:p>
      <text:p text:style-name="P6">xhttp.onreadystatechange = function()</text:p>
      <text:p text:style-name="P6">{</text:p>
      <text:p text:style-name="P6"><text:tab/>if (xhttp.readyState == 4 &amp;&amp; xhttp.status == 200)</text:p>
      <text:p text:style-name="P6"><text:tab/><text:tab/>document.getElementById("result").innerHTML = xhttp.responseText;</text:p>
      <text:p text:style-name="P6">}</text:p>
      <text:p text:style-name="P6"/>
      <text:p text:style-name="P6">xhttp.open('POST', 'addpost.php', true);</text:p>
      <text:p text:style-name="P6">xhttp.setRequestHeader('Content-type', 'application/x-www-form-urlencoded');</text:p>
      <text:p text:style-name="P6"/>
      <text:p text:style-name="P6">var str = 'x=' + x + '&amp;y=' + y;</text:p>
      <text:p text:style-name="P6">xhttp.send(str);</text:p>
      <text:p text:style-name="P7"/>
      <text:p text:style-name="P3"/>
      <text:p text:style-name="P4">AJAX: Ответ</text:p>
      <text:p text:style-name="P3">С помощью свойства readyState Вы можете узнать состояние готовности сервера.</text:p>
      <text:p text:style-name="P3"/>
      <text:p text:style-name="P3">0 - Запрос не инициализирован;</text:p>
      <text:p text:style-name="P3">1 - Установлено подключение к серверу;</text:p>
      <text:p text:style-name="P3">2 - Запрос получен;</text:p>
      <text:p text:style-name="P3">3 - Обработка запроса;</text:p>
      <text:p text:style-name="P3">4 - Обработка запроса закончена и ответ готов.</text:p>
      <text:p text:style-name="P3"/>
      <text:p text:style-name="P3">Во время обработки запроса свойство readyState поочередно принимает значения от 0 до 4.</text:p>
      <text:p text:style-name="P3"/>
      <text:p text:style-name="P6">var xhttp = new XMLHttpRequest();</text:p>
      <text:p text:style-name="P6">xhttp.onreadystatechange = function()</text:p>
      <text:p text:style-name="P6">{</text:p>
      <text:p text:style-name="P6"><text:tab/>if (xhttp.readyState == 0){}</text:p>
      <text:p text:style-name="P6"><text:tab/>if (xhttp.readyState == 1){}</text:p>
      <text:p text:style-name="P6"><text:tab/>if (xhttp.readyState == 2){}</text:p>
      <text:p text:style-name="P6"><text:tab/>if (xhttp.readyState == 3){}</text:p>
      <text:p text:style-name="P6"/>
      <text:p text:style-name="P6"><text:soft-page-break/><text:tab/>if (xhttp.readyState == 4)</text:p>
      <text:p text:style-name="P6"><text:tab/>{</text:p>
      <text:p text:style-name="P6"><text:tab/><text:tab/>console.log(xhttp.responseText);</text:p>
      <text:p text:style-name="P6"><text:tab/><text:tab/>console.log(xhttp.responseXML);</text:p>
      <text:p text:style-name="P6"><text:tab/>}</text:p>
      <text:p text:style-name="P6">}</text:p>
      <text:p text:style-name="P6">xhttp.open('GET', 'state.php', true);</text:p>
      <text:p text:style-name="P6">xhttp.send();</text:p>
      <text:p text:style-name="P8"/>
      <text:p text:style-name="P6"/>
      <text:p text:style-name="P4">status - <text:span text:style-name="T2">с</text:span><text:span text:style-name="T2">войство</text:span> </text:p>
      <text:p text:style-name="P3"/>
      <text:p text:style-name="P3">С помощью свойства status Вы можете узнать код ответа на Ваш запрос.</text:p>
      <text:p text:style-name="P3">Код 200 означает - запрос обработан успешно, код 404 означает - страница не существует.</text:p>
      <text:p text:style-name="P3"/>
      <text:p text:style-name="P6">xhttp = new XMLHttpRequest();</text:p>
      <text:p text:style-name="P6">xhttp.onreadystatechange = function()</text:p>
      <text:p text:style-name="P6">{</text:p>
      <text:p text:style-name="P6"><text:tab/>if (xhttp.readyState == 4 &amp;&amp; xhttp.status == 200)</text:p>
      <text:p text:style-name="P6"><text:tab/>{</text:p>
      <text:p text:style-name="P6"><text:tab/><text:tab/>alert("OK!");</text:p>
      <text:p text:style-name="P6"><text:tab/>}</text:p>
      <text:p text:style-name="P6"><text:tab/>else if(xhttp.status == 404)</text:p>
      <text:p text:style-name="P6"><text:tab/>{</text:p>
      <text:p text:style-name="P6"><text:tab/><text:tab/>alert("Error 404");</text:p>
      <text:p text:style-name="P6"><text:tab/>}</text:p>
      <text:p text:style-name="P6">}</text:p>
      <text:p text:style-name="P6">xhttp.open("GET", "testfile.php", true);</text:p>
      <text:p text:style-name="P6">xhttp.send();</text:p>
      <text:p text:style-name="P7"/>
      <text:p text:style-name="P3"/>
      <text:p text:style-name="P4">Принятие ответа сервера responseXML и responseText</text:p>
      <text:p text:style-name="P3"/>
      <text:p text:style-name="P3">Для того, чтобы принять ответ сервера используйте свойства объекта XMLHttpRequest responseText и responseXML.</text:p>
      <text:p text:style-name="P3"/>
      <text:p text:style-name="P3"><text:span text:style-name="T3">responseText</text:span> - Хранит ответ сервера как строку символов.</text:p>
      <text:p text:style-name="P3"><text:span text:style-name="T3">responseXML</text:span> - Хранит ответ сервера как XML файл.</text:p>
      <text:p text:style-name="P3"/>
      <text:p text:style-name="P5">Свойство responseText</text:p>
      <text:p text:style-name="P3"/>
      <text:p text:style-name="P3">Если запрошенные у сервера данные не являются XML данными, то для считывания ответа сервера используйте свойство responseText.</text:p>
      <text:p text:style-name="P3"/>
      <text:p text:style-name="P6">xhttp = new XMLHttpRequest();</text:p>
      <text:p text:style-name="P6">xhttp.onreadystatechange = function()</text:p>
      <text:p text:style-name="P6">{</text:p>
      <text:p text:style-name="P6"><text:tab/>if (xhttp.readyState == 4 &amp;&amp; xhttp.status == 200)</text:p>
      <text:p text:style-name="P6"><text:tab/><text:tab/>document.getElementById("result").innerHTML = xhttp.responseText;</text:p>
      <text:p text:style-name="P6">}</text:p>
      <text:p text:style-name="P6">xhttp.open("GET", "testfile.txt", true);</text:p>
      <text:p text:style-name="P6">xhttp.send();</text:p>
      <text:p text:style-name="P3"/>
      <text:p text:style-name="P3"/>
      <text:p text:style-name="P3"/>
      <text:p text:style-name="P3"/>
      <text:p text:style-name="P5"><text:soft-page-break/>Свойство responseXML</text:p>
      <text:p text:style-name="P5"/>
      <text:p text:style-name="P3">Если Вы ожидаете получить от сервера XML данные используйте для считывания ответа сервера свойство responseXML.</text:p>
      <text:p text:style-name="P3"/>
      <text:p text:style-name="P6">xhttp = new XMLHttpRequest();</text:p>
      <text:p text:style-name="P6">xhttp.onreadystatechange = function(){</text:p>
      <text:p text:style-name="P10">if (xhttp.readyState == 4 &amp;&amp; xhttp.status == 200){</text:p>
      <text:p text:style-name="P26">var r = xhttp.responseXML;</text:p>
      <text:p text:style-name="P26"/>
      <text:p text:style-name="P26">document.getElementById('ajax').innerHTML = </text:p>
      <text:p text:style-name="P26">"Содержимое первого тэга name в XML файле: "</text:p>
      <text:p text:style-name="P26">+ r.getElementsByTagName('name')[0].childNodes[0].nodeValue;</text:p>
      <text:p text:style-name="P26"/>
      <text:p text:style-name="P26">var dep = r.getElementsByTagName('dept');</text:p>
      <text:p text:style-name="P26">var cont = "Содержимое всех тэгов dept в XML файле: &lt;br&gt;";</text:p>
      <text:p text:style-name="P26">for (var i = 0; i &lt; dep.length; i++)</text:p>
      <text:p text:style-name="P26">{</text:p>
      <text:p text:style-name="P26"><text:tab/>cont += dep[i].childNodes[0].nodeValue + "&lt;br&gt;";</text:p>
      <text:p text:style-name="P26">}</text:p>
      <text:p text:style-name="P26">document.getElementById('ajax1').innerHTML = cont;</text:p>
      <text:p text:style-name="P22"><text:tab/>}</text:p>
      <text:p text:style-name="P22">}</text:p>
      <text:p text:style-name="P6">xhttp.open("GET", "test.xml", true);</text:p>
      <text:p text:style-name="P6">xhttp.send();</text:p>
      <text:p text:style-name="P7"/>
      <text:p text:style-name="P3"/>
      <text:p text:style-name="P4">AJAX: JSON / XML</text:p>
      <text:p text:style-name="P3">JSON расшифровывается JavaScript Object Notation.</text:p>
      <text:p text:style-name="P3">Формат JSON может использоваться с AJAX вместо XML. Поддержка формата JSON встроена в JavaScript. Синтаксис JSON - включает в себя следующие структуры:</text:p>
      <text:p text:style-name="P3">Массив</text:p>
      <text:p text:style-name="P10">[ значение1, значение2, значениеN ]</text:p>
      <text:p text:style-name="P3">Объект</text:p>
      <text:p text:style-name="P10">{ имя1:значение1, имя2:значение2, имяN:значениеN }</text:p>
      <text:p text:style-name="P21">Литералы: (Строка; Число; Логическое значение; Значение null).</text:p>
      <text:p text:style-name="P10">{ имя1:"строка", имя2:1000, имя3:true, имя4:false, имя5:null }</text:p>
      <text:p text:style-name="P3"/>
      <text:p text:style-name="P3">Пример JSON</text:p>
      <text:p text:style-name="P13">{"menu": {</text:p>
      <text:p text:style-name="P14"><text:s text:c="2"/><text:span text:style-name="T5">"id": "file",</text:span></text:p>
      <text:p text:style-name="P14"><text:s text:c="2"/><text:span text:style-name="T5">"value": "File",</text:span></text:p>
      <text:p text:style-name="P14"><text:s text:c="2"/><text:span text:style-name="T5">"popup": {</text:span></text:p>
      <text:p text:style-name="P14"><text:s text:c="4"/><text:span text:style-name="T5">"menuitem": [</text:span></text:p>
      <text:p text:style-name="P14"><text:s text:c="6"/><text:span text:style-name="T5">{"value": "New", "onclick": "CreateNewDoc()"},</text:span></text:p>
      <text:p text:style-name="P14"><text:s text:c="6"/><text:span text:style-name="T5">{"value": "Open", "onclick": "OpenDoc()"},</text:span></text:p>
      <text:p text:style-name="P14"><text:s text:c="6"/><text:span text:style-name="T5">{"value": "Close", "onclick": "CloseDoc()"}</text:span></text:p>
      <text:p text:style-name="P14"><text:s text:c="4"/><text:span text:style-name="T5">]</text:span></text:p>
      <text:p text:style-name="P14"><text:s text:c="2"/><text:span text:style-name="T5">}</text:span></text:p>
      <text:p text:style-name="P15">}}</text:p>
      <text:p text:style-name="P3">Пример XML</text:p>
      <text:p text:style-name="P13">&lt;menu id="file" value="File"&gt;</text:p>
      <text:p text:style-name="P14"><text:s text:c="2"/><text:span text:style-name="T5">&lt;popup&gt;</text:span></text:p>
      <text:p text:style-name="P14"><text:s text:c="4"/><text:span text:style-name="T5">&lt;menuitem value="New" onclick="CreateNewDoc()" /&gt;</text:span></text:p>
      <text:p text:style-name="P14"><text:s text:c="4"/><text:span text:style-name="T5">&lt;menuitem value="Open" onclick="OpenDoc()" /&gt;</text:span></text:p>
      <text:p text:style-name="P14"><text:s text:c="4"/><text:span text:style-name="T5">&lt;menuitem value="Close" onclick="CloseDoc()" /&gt;</text:span></text:p>
      <text:p text:style-name="P14"><text:s text:c="2"/><text:span text:style-name="T5">&lt;/popup&gt;</text:span></text:p>
      <text:p text:style-name="P15">&lt;/menu&gt;</text:p>
      <text:p text:style-name="P24"><text:soft-page-break/>Использование JSON</text:p>
      <text:p text:style-name="P23">xhttp = new XMLHttpRequest();</text:p>
      <text:p text:style-name="P23">xhttp.open('GET', 'bookbase.json', true);</text:p>
      <text:p text:style-name="P23">xhttp.send();</text:p>
      <text:p text:style-name="P23">xhttp.onreadystatechange = function()</text:p>
      <text:p text:style-name="P23">{</text:p>
      <text:p text:style-name="P23"><text:tab/>if (xhttp.readyState == 4)</text:p>
      <text:p text:style-name="P23"><text:tab/>{</text:p>
      <text:p text:style-name="P23"><text:tab/>// Принятое содержимое json файла </text:p>
      <text:p text:style-name="P23"><text:tab/>// должно быть вначале обработано функцией eval </text:p>
      <text:p text:style-name="P23"><text:tab/>var json = eval( '(' + xhttp.responseText + ')' );</text:p>
      <text:p text:style-name="P23"/>
      <text:p text:style-name="P23"><text:tab/>//Далее мы можем спокойно использовать данные</text:p>
      <text:p text:style-name="P23"><text:tab/>document.getElementById('wrap').style.dislay = 'block';</text:p>
      <text:p text:style-name="P23"><text:tab/>document.getElementById('res1').innerHTML = json.bookbase[1].title;</text:p>
      <text:p text:style-name="P23"><text:tab/>document.getElementById('res2').innerHTML = json.bookbase[1].author;</text:p>
      <text:p text:style-name="P23"><text:tab/>document.getElementById('res3').innerHTML = json.bookbase[1].cost;</text:p>
      <text:p text:style-name="P23"><text:tab/>document.getElementById('res4').innerHTML = json.bookbase[1].quantity;</text:p>
      <text:p text:style-name="P23"><text:tab/>}</text:p>
      <text:p text:style-name="P33">}</text:p>
      <text:p text:style-name="P24">AJAX: jQuery</text:p>
      <text:p text:style-name="P25">Создание AJAX запросов с помощью jQuery (библиотека JavaScript позволяющая ускорить написание кода).</text:p>
      <text:p text:style-name="P25"/>
      <text:p text:style-name="P25">$("селектор").<text:span text:style-name="T3">load</text:span>(<text:span text:style-name="T6">url, данные, функция</text:span>)</text:p>
      <text:p text:style-name="P11"><text:span text:style-name="T6">селектор</text:span> - выбирает элемент, в котором будет отображен результат AJAX запроса.</text:p>
      <text:p text:style-name="P11"><text:span text:style-name="T6">url</text:span> - адрес, на который будет отправлен AJAX запрос.</text:p>
      <text:p text:style-name="P11"><text:span text:style-name="T6">данные</text:span> - является необязательным параметром. Данные, которые будут переданы вместе с запросом.</text:p>
      <text:p text:style-name="P11"><text:span text:style-name="T6">функция</text:span> - является необязательным параметром. Функция, которая будет вызвана после выполнения запроса.</text:p>
      <text:p text:style-name="P25">Способ удаленного использования библиотеки предоставленный компанией Google.</text:p>
      <text:p text:style-name="P23">&lt;script type="text/javascript" src="http://ajax.googleapis.com/ajax/libs/jquery/3.2.1/jquery.min.js"&gt;&lt;/script&gt;</text:p>
      <text:p text:style-name="P25"/>
      <text:p text:style-name="P25">Пример чтение текстового файла</text:p>
      <text:p text:style-name="P23">$(document).ready(function(){</text:p>
      <text:p text:style-name="P23"><text:tab/>$("#but1").click(function(){</text:p>
      <text:p text:style-name="P23"><text:tab/><text:tab/>$("#but1").load("testfile.txt");</text:p>
      <text:p text:style-name="P23"><text:tab/>});</text:p>
      <text:p text:style-name="P23">});</text:p>
      <text:p text:style-name="P25"><text:soft-page-break/>Пример передачи параметров в php файл</text:p>
      <text:p text:style-name="P23">$(document).ready(function(){</text:p>
      <text:p text:style-name="P23"><text:tab/>$("#but1").click(function(){</text:p>
      <text:p text:style-name="P23"><text:tab/><text:tab/>$("#but1").load("add.php", "x=4&amp;y=5");</text:p>
      <text:p text:style-name="P23"><text:tab/>});</text:p>
      <text:p text:style-name="P33">});</text:p>
      <text:p text:style-name="P24">Сопровождающие функции</text:p>
      <text:p text:style-name="P25">Функция <text:span text:style-name="T3">ajaxSend</text:span>() - выполнит переданный в нее код во время отправления AJAX запроса.</text:p>
      <text:p text:style-name="P25">Функция <text:span text:style-name="T3">ajaxComplete</text:span> - выполнит переданный в нее код, когда выполнение AJAX запроса будет завершено, при этом неважно произошла при этом ошибка или нет.</text:p>
      <text:p text:style-name="P25">Функция <text:span text:style-name="T3">ajaxSuccess</text:span> - выполнит переданный в него код, если выполнение AJAX запроса будет завершено успешно.</text:p>
      <text:p text:style-name="P25">Функция <text:span text:style-name="T3">ajaxError</text:span> - выполнит переданный в него код, если выполнение AJAX запроса будет завершено с ошибкой.</text:p>
      <text:p text:style-name="P25"/>
      <text:p text:style-name="P23">$(document).ready(function(){</text:p>
      <text:p text:style-name="P23"><text:tab/>$("#par1").ajaxSend(function(){</text:p>
      <text:p text:style-name="P23"><text:tab/><text:tab/>$("#img1").css("display", "block");</text:p>
      <text:p text:style-name="P23"><text:tab/>});</text:p>
      <text:p text:style-name="P23"><text:tab/>$("#par1").ajaxComplete(function(){</text:p>
      <text:p text:style-name="P23"><text:tab/><text:tab/>$("#img1").css("display", "none");</text:p>
      <text:p text:style-name="P23"><text:tab/>});</text:p>
      <text:p text:style-name="P23"><text:tab/>$("#par1").ajaxError(function(){</text:p>
      <text:p text:style-name="P23"><text:tab/><text:tab/>alert("Выполнение AJAX запроса завершено с ошибкой.");</text:p>
      <text:p text:style-name="P23"><text:tab/>});</text:p>
      <text:p text:style-name="P23"><text:tab/>$("#par1").ajaxSuccess(function(){</text:p>
      <text:p text:style-name="P23"><text:tab/><text:tab/>alert("AJAX запрос успешно выполнен!");</text:p>
      <text:p text:style-name="P23"><text:tab/>});</text:p>
      <text:p text:style-name="P23"><text:tab/>$("#but1").click(function(){</text:p>
      <text:p text:style-name="P23"><text:tab/><text:tab/>$("#par1").load("add.php", "x=10&amp;y=100");</text:p>
      <text:p text:style-name="P23"><text:tab/>});</text:p>
      <text:p text:style-name="P33">});</text:p>
      <text:p text:style-name="P25"><text:span text:style-name="T3">Низкоуровневые AJAX запросы - </text:span>предоставляюn более широкую функциональность, но более сложны в использовании</text:p>
      <text:p text:style-name="P25">Синтаксис:</text:p>
      <text:p text:style-name="P12">$.ajax({</text:p>
      <text:p text:style-name="P12"><text:tab/>url:"add.php", </text:p>
      <text:p text:style-name="P12"><text:tab/>data:"x=4&amp;y=5", </text:p>
      <text:p text:style-name="P12"><text:tab/>success:function(result){</text:p>
      <text:p text:style-name="P12"><text:tab/><text:tab/>$("#par1").html(result);</text:p>
      <text:p text:style-name="P12"><text:tab/>}</text:p>
      <text:p text:style-name="P12">});</text:p>
      <text:p text:style-name="P19"><text:soft-page-break/><text:span text:style-name="T11">&lt;!</text:span><text:span text:style-name="T13">DOCTYPE</text:span><text:span text:style-name="T14"> </text:span><text:span text:style-name="T11">html&gt;<text:tab/><text:tab/><text:tab/><text:tab/><text:tab/><text:tab/><text:tab/><text:tab/><text:tab/><text:tab/><text:tab/></text:span><text:span text:style-name="T22">index.html</text:span></text:p>
      <text:p text:style-name="P16"><text:span text:style-name="T11">&lt;</text:span><text:span text:style-name="T13">html</text:span><text:span text:style-name="T11">&gt;</text:span></text:p>
      <text:p text:style-name="P16"><text:span text:style-name="T10"><text:s text:c="4"/></text:span><text:span text:style-name="T11">&lt;</text:span><text:span text:style-name="T13">head</text:span><text:span text:style-name="T11">&gt;</text:span></text:p>
      <text:p text:style-name="P16"><text:span text:style-name="T10"><text:s text:c="8"/></text:span><text:span text:style-name="T11">&lt;</text:span><text:span text:style-name="T13">title</text:span><text:span text:style-name="T11">&gt;</text:span><text:span text:style-name="T10">TODO supply a title</text:span><text:span text:style-name="T11">&lt;/</text:span><text:span text:style-name="T13">title</text:span><text:span text:style-name="T11">&gt;</text:span></text:p>
      <text:p text:style-name="P16"><text:span text:style-name="T10"><text:s text:c="8"/></text:span><text:span text:style-name="T11">&lt;</text:span><text:span text:style-name="T13">meta</text:span><text:span text:style-name="T14"> </text:span><text:span text:style-name="T15">charset</text:span><text:span text:style-name="T10">=</text:span><text:span text:style-name="T16">"UTF-8"</text:span><text:span text:style-name="T11">&gt;</text:span></text:p>
      <text:p text:style-name="P16"><text:span text:style-name="T10"><text:s text:c="8"/></text:span><text:span text:style-name="T11">&lt;</text:span><text:span text:style-name="T13">meta</text:span><text:span text:style-name="T14"> </text:span><text:span text:style-name="T15">name</text:span><text:span text:style-name="T10">=</text:span><text:span text:style-name="T16">"viewport"</text:span><text:span text:style-name="T14"> </text:span><text:span text:style-name="T15">content</text:span><text:span text:style-name="T10">=</text:span><text:span text:style-name="T16">"width=device-width, initial-scale=1.0"</text:span><text:span text:style-name="T11">&gt;</text:span></text:p>
      <text:p text:style-name="P16"><text:span text:style-name="T10"><text:s text:c="8"/></text:span><text:span text:style-name="T11">&lt;</text:span><text:span text:style-name="T13">script</text:span><text:span text:style-name="T14"> </text:span><text:span text:style-name="T15">type</text:span><text:span text:style-name="T10">=</text:span><text:span text:style-name="T16">"text/javascript"</text:span></text:p>
      <text:p text:style-name="P16"><text:span text:style-name="T15"><text:tab/><text:tab/>src</text:span><text:span text:style-name="T10">=</text:span><text:span text:style-name="T16">"http://ajax.googleapis.com/ajax/libs/jquery/3.2.1/jquery.min.js"</text:span><text:span text:style-name="T11">&gt;&lt;/</text:span><text:span text:style-name="T13">script</text:span><text:span text:style-name="T11">&gt;</text:span></text:p>
      <text:p text:style-name="P16"><text:span text:style-name="T10"><text:s text:c="8"/></text:span><text:span text:style-name="T11">&lt;</text:span><text:span text:style-name="T13">script</text:span><text:span text:style-name="T14"> </text:span><text:span text:style-name="T15">type</text:span><text:span text:style-name="T10">=</text:span><text:span text:style-name="T16">"text/javascript"</text:span><text:span text:style-name="T14"> </text:span><text:span text:style-name="T15">src</text:span><text:span text:style-name="T10">=</text:span><text:span text:style-name="T16">"script.js"</text:span><text:span text:style-name="T11">&gt;&lt;/</text:span><text:span text:style-name="T13">script</text:span><text:span text:style-name="T11">&gt;</text:span></text:p>
      <text:p text:style-name="P16"><text:span text:style-name="T10"><text:s text:c="4"/></text:span><text:span text:style-name="T11">&lt;/</text:span><text:span text:style-name="T13">head</text:span><text:span text:style-name="T11">&gt;</text:span></text:p>
      <text:p text:style-name="P16"><text:span text:style-name="T10"><text:s text:c="4"/></text:span><text:span text:style-name="T11">&lt;</text:span><text:span text:style-name="T13">body</text:span><text:span text:style-name="T11">&gt;</text:span></text:p>
      <text:p text:style-name="P16"><text:span text:style-name="T10"><text:s text:c="8"/></text:span><text:span text:style-name="T11">&lt;</text:span><text:span text:style-name="T13">h1</text:span><text:span text:style-name="T11">&gt;</text:span><text:span text:style-name="T10">AJAX TEST</text:span><text:span text:style-name="T11">&lt;/</text:span><text:span text:style-name="T13">h1</text:span><text:span text:style-name="T11">&gt;</text:span></text:p>
      <text:p text:style-name="P16"><text:span text:style-name="T10"><text:s text:c="8"/></text:span><text:span text:style-name="T11">&lt;</text:span><text:span text:style-name="T13">form</text:span><text:span text:style-name="T11">&gt;</text:span></text:p>
      <text:p text:style-name="P16"><text:span text:style-name="T10"><text:tab/><text:tab/></text:span><text:span text:style-name="T11">&lt;</text:span><text:span text:style-name="T13">label</text:span><text:span text:style-name="T11">&gt;</text:span><text:span text:style-name="T10">Name:</text:span><text:span text:style-name="T11">&lt;/</text:span><text:span text:style-name="T13">label</text:span><text:span text:style-name="T11">&gt;</text:span></text:p>
      <text:p text:style-name="P16"><text:span text:style-name="T10"><text:tab/><text:tab/></text:span><text:span text:style-name="T11">&lt;</text:span><text:span text:style-name="T13">input</text:span><text:span text:style-name="T14"> </text:span><text:span text:style-name="T15">type</text:span><text:span text:style-name="T10">=</text:span><text:span text:style-name="T16">"text"</text:span><text:span text:style-name="T14"> </text:span><text:span text:style-name="T15">value</text:span><text:span text:style-name="T10">=</text:span><text:span text:style-name="T16">""</text:span><text:span text:style-name="T14"> </text:span><text:span text:style-name="T15">id</text:span><text:span text:style-name="T10">=</text:span><text:span text:style-name="T16">"textBox"</text:span><text:span text:style-name="T14"> </text:span><text:span text:style-name="T15">placeholder</text:span><text:span text:style-name="T10">=</text:span><text:span text:style-name="T16">"enter name"</text:span><text:span text:style-name="T11">&gt;</text:span></text:p>
      <text:p text:style-name="P16"><text:span text:style-name="T10"><text:tab/><text:tab/></text:span><text:span text:style-name="T11">&lt;</text:span><text:span text:style-name="T13">input</text:span><text:span text:style-name="T14"> </text:span><text:span text:style-name="T15">type</text:span><text:span text:style-name="T10">=</text:span><text:span text:style-name="T16">"button"</text:span><text:span text:style-name="T14"> </text:span><text:span text:style-name="T15">value</text:span><text:span text:style-name="T10">=</text:span><text:span text:style-name="T16">"Send"</text:span><text:span text:style-name="T14"> </text:span><text:span text:style-name="T15">id</text:span><text:span text:style-name="T10">=</text:span><text:span text:style-name="T16">"buttonSend"</text:span><text:span text:style-name="T11">&gt;</text:span></text:p>
      <text:p text:style-name="P16"><text:span text:style-name="T10"><text:s text:c="8"/></text:span><text:span text:style-name="T11">&lt;/</text:span><text:span text:style-name="T13">form</text:span><text:span text:style-name="T11">&gt;</text:span></text:p>
      <text:p text:style-name="P16"><text:span text:style-name="T10"><text:s text:c="8"/></text:span><text:span text:style-name="T11">&lt;</text:span><text:span text:style-name="T13">h3</text:span><text:span text:style-name="T11">&gt;</text:span><text:span text:style-name="T10">Result</text:span><text:span text:style-name="T11">&lt;/</text:span><text:span text:style-name="T13">h3</text:span><text:span text:style-name="T11">&gt;</text:span></text:p>
      <text:p text:style-name="P16"><text:span text:style-name="T10"><text:s text:c="8"/></text:span><text:span text:style-name="T11">&lt;</text:span><text:span text:style-name="T13">div</text:span><text:span text:style-name="T14"> </text:span><text:span text:style-name="T15">id</text:span><text:span text:style-name="T10">=</text:span><text:span text:style-name="T16">"showResult"</text:span><text:span text:style-name="T11">&gt;&lt;/</text:span><text:span text:style-name="T13">div</text:span><text:span text:style-name="T11">&gt;</text:span></text:p>
      <text:p text:style-name="P16"><text:span text:style-name="T10"><text:s text:c="4"/></text:span><text:span text:style-name="T11">&lt;/</text:span><text:span text:style-name="T13">body</text:span><text:span text:style-name="T11">&gt;</text:span></text:p>
      <text:p text:style-name="P18"><text:span text:style-name="T11">&lt;/</text:span><text:span text:style-name="T13">html</text:span><text:span text:style-name="T11">&gt;</text:span></text:p>
      <text:p text:style-name="P27">&lt;?php<text:tab/><text:tab/><text:tab/><text:tab/><text:tab/><text:tab/><text:tab/><text:tab/><text:tab/><text:tab/><text:tab/><text:tab/><text:tab/><text:span text:style-name="T21">server.php</text:span></text:p>
      <text:p text:style-name="P16"><text:span text:style-name="T10">$value = </text:span><text:span text:style-name="T18">$_GET</text:span><text:span text:style-name="T10">[</text:span><text:span text:style-name="T19">'value'</text:span><text:span text:style-name="T10">];</text:span></text:p>
      <text:p text:style-name="P16"><text:span text:style-name="T10">$jsonResponse = </text:span><text:span text:style-name="T19">'{"data":{'</text:span><text:span text:style-name="T10">;</text:span></text:p>
      <text:p text:style-name="P16"><text:span text:style-name="T10">$jsonResponse .= </text:span><text:span text:style-name="T19">'"name":"'</text:span><text:span text:style-name="T10">.$value.</text:span><text:span text:style-name="T19">'",'</text:span><text:span text:style-name="T10">;</text:span></text:p>
      <text:p text:style-name="P16"><text:span text:style-name="T10">$jsonResponse .= </text:span><text:span text:style-name="T19">'type:"строка"'</text:span><text:span text:style-name="T10">;</text:span></text:p>
      <text:p text:style-name="P16"><text:span text:style-name="T10">$jsonResponse .= </text:span><text:span text:style-name="T19">'}}'</text:span><text:span text:style-name="T10">;</text:span></text:p>
      <text:p text:style-name="P18"><text:span text:style-name="T18">echo </text:span><text:span text:style-name="T10">$jsonResponse;</text:span></text:p>
      <text:p text:style-name="P20"><text:span text:style-name="T18">var</text:span><text:span text:style-name="T10"> Events = (</text:span><text:span text:style-name="T18">function</text:span><text:span text:style-name="T10">() {<text:tab/><text:tab/><text:tab/><text:tab/><text:tab/><text:tab/><text:tab/><text:tab/><text:tab/>script.js</text:span></text:p>
      <text:p text:style-name="P16"><text:span text:style-name="T10"><text:s text:c="4"/></text:span><text:span text:style-name="T18">return</text:span><text:span text:style-name="T10"> {</text:span></text:p>
      <text:p text:style-name="P16"><text:span text:style-name="T10"><text:s text:c="8"/>onButtonClick: </text:span><text:span text:style-name="T18">function</text:span><text:span text:style-name="T10">() {</text:span></text:p>
      <text:p text:style-name="P16"><text:span text:style-name="T10"><text:s text:c="12"/></text:span><text:span text:style-name="T18">var</text:span><text:span text:style-name="T10"> value = document.getElementById(</text:span><text:span text:style-name="T17">'textBox'</text:span><text:span text:style-name="T10">).value;</text:span></text:p>
      <text:p text:style-name="P17"><text:s text:c="12"/></text:p>
      <text:p text:style-name="P16"><text:span text:style-name="T10"><text:s text:c="12"/></text:span><text:span text:style-name="T18">var</text:span><text:span text:style-name="T10"> xhttp;</text:span></text:p>
      <text:p text:style-name="P16"><text:span text:style-name="T10"><text:s text:c="12"/></text:span><text:span text:style-name="T18">if</text:span><text:span text:style-name="T10">(window.XMLHttpRequest){</text:span></text:p>
      <text:p text:style-name="P16"><text:span text:style-name="T10"><text:s text:c="16"/>xhttp = </text:span><text:span text:style-name="T18">new</text:span><text:span text:style-name="T10"> XMLHttpRequest();</text:span></text:p>
      <text:p text:style-name="P16"><text:span text:style-name="T10"><text:s text:c="12"/>}</text:span><text:span text:style-name="T18">else</text:span><text:span text:style-name="T10">{</text:span></text:p>
      <text:p text:style-name="P16"><text:span text:style-name="T10"><text:s text:c="16"/>xhttp = </text:span><text:span text:style-name="T18">new</text:span><text:span text:style-name="T10"> ActiveXObject(</text:span><text:span text:style-name="T17">"Microsoft.XMLHTTP"</text:span><text:span text:style-name="T10">);</text:span></text:p>
      <text:p text:style-name="P17"><text:s text:c="12"/>}</text:p>
      <text:p text:style-name="P17"><text:s text:c="12"/></text:p>
      <text:p text:style-name="P16"><text:span text:style-name="T10"><text:s text:c="12"/>xhttp.onreadystatechange = </text:span><text:span text:style-name="T18">function</text:span><text:span text:style-name="T10"> () {</text:span></text:p>
      <text:p text:style-name="P16"><text:span text:style-name="T10"><text:s text:c="16"/></text:span><text:span text:style-name="T18">if</text:span><text:span text:style-name="T10">(xhttp.readyState == 4 &amp;&amp; xhttp.status == 200){</text:span></text:p>
      <text:p text:style-name="P16"><text:span text:style-name="T10"><text:s text:c="20"/>console.log(</text:span><text:span text:style-name="T17">"VALUE:"</text:span><text:span text:style-name="T10">, xhttp.responseText);</text:span></text:p>
      <text:p text:style-name="P16"><text:span text:style-name="T10"><text:s text:c="20"/></text:span><text:span text:style-name="T18">var</text:span><text:span text:style-name="T10"> jsonResponse = eval(</text:span><text:span text:style-name="T17">'('</text:span><text:span text:style-name="T10"> + xhttp.responseText + </text:span><text:span text:style-name="T17">')'</text:span><text:span text:style-name="T10">);</text:span></text:p>
      <text:p text:style-name="P16"><text:span text:style-name="T10"><text:s text:c="20"/>document.getElementById(</text:span><text:span text:style-name="T17">'showResult'</text:span><text:span text:style-name="T10">).innerHTML = jsonResponse.data.name;</text:span></text:p>
      <text:p text:style-name="P17"><text:s text:c="16"/>}</text:p>
      <text:p text:style-name="P17"><text:s text:c="12"/>};</text:p>
      <text:p text:style-name="P16"><text:span text:style-name="T10"><text:s text:c="12"/>xhttp.open(</text:span><text:span text:style-name="T17">'GET'</text:span><text:span text:style-name="T10">, </text:span><text:span text:style-name="T17">'server.php?value='</text:span><text:span text:style-name="T10">+encodeURI(value), </text:span><text:span text:style-name="T18">true</text:span><text:span text:style-name="T10">);</text:span></text:p>
      <text:p text:style-name="P17"><text:s text:c="12"/>xhttp.send();</text:p>
      <text:p text:style-name="P17"><text:s text:c="8"/>}</text:p>
      <text:p text:style-name="P17"><text:s text:c="4"/>}</text:p>
      <text:p text:style-name="P28">}());</text:p>
      <text:p text:style-name="P20"><text:span text:style-name="T10">(</text:span><text:span text:style-name="T18">function</text:span><text:span text:style-name="T10"> () {<text:tab/><text:tab/><text:tab/><text:tab/><text:tab/><text:tab/><text:tab/><text:tab/><text:tab/><text:tab/><text:tab/>script.js</text:span></text:p>
      <text:p text:style-name="P16"><text:span text:style-name="T10"><text:s text:c="4"/>$(document).ready(</text:span><text:span text:style-name="T18">function</text:span><text:span text:style-name="T10">(){</text:span></text:p>
      <text:p text:style-name="P16"><text:span text:style-name="T10"><text:s text:c="8"/>$(</text:span><text:span text:style-name="T17">"#buttonSend"</text:span><text:span text:style-name="T10">).click(</text:span><text:span text:style-name="T18">function</text:span><text:span text:style-name="T10">(){</text:span></text:p>
      <text:p text:style-name="P16"><text:span text:style-name="T10"><text:s text:c="12"/></text:span><text:span text:style-name="T18">var</text:span><text:span text:style-name="T10"> value = $(</text:span><text:span text:style-name="T17">"#textBox"</text:span><text:span text:style-name="T10">).val();</text:span></text:p>
      <text:p text:style-name="P16"><text:span text:style-name="T10"><text:s text:c="12"/></text:span><text:span text:style-name="T20">// $("#showResult").load("server.php", "value="+value);</text:span></text:p>
      <text:p text:style-name="P17"><text:s text:c="12"/>$.ajax({</text:p>
      <text:p text:style-name="P16"><text:span text:style-name="T10"><text:s text:c="16"/>url: </text:span><text:span text:style-name="T17">"server.php"</text:span><text:span text:style-name="T10">,</text:span></text:p>
      <text:p text:style-name="P16"><text:span text:style-name="T10"><text:s text:c="16"/>data: </text:span><text:span text:style-name="T17">"value="</text:span><text:span text:style-name="T10">+value,</text:span></text:p>
      <text:p text:style-name="P16"><text:span text:style-name="T10"><text:s text:c="16"/>success: </text:span><text:span text:style-name="T18">function</text:span><text:span text:style-name="T10">(result){</text:span></text:p>
      <text:p text:style-name="P16"><text:span text:style-name="T10"><text:s text:c="20"/></text:span><text:span text:style-name="T18">var</text:span><text:span text:style-name="T10"> jsonResponse = eval(</text:span><text:span text:style-name="T17">'('</text:span><text:span text:style-name="T10"> + result + </text:span><text:span text:style-name="T17">')'</text:span><text:span text:style-name="T10">);</text:span></text:p>
      <text:p text:style-name="P16"><text:span text:style-name="T10"><text:s text:c="20"/>$(</text:span><text:span text:style-name="T17">"#showResult"</text:span><text:span text:style-name="T10">).html(jsonResponse.data.name);</text:span></text:p>
      <text:p text:style-name="P17"><text:s text:c="16"/>}</text:p>
      <text:p text:style-name="P17"><text:s text:c="12"/>});</text:p>
      <text:p text:style-name="P17"><text:s text:c="8"/>});</text:p>
      <text:p text:style-name="P17"><text:s text:c="4"/>});</text:p>
      <text:p text:style-name="P17">}(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ormal_20_Indent" style:display-name="Normal Indent" style:family="paragraph" style:parent-style-name="Standard" style:next-style-name="Standard">
      <style:paragraph-properties fo:margin-left="0.635cm" fo:margin-right="0cm" fo:text-indent="0cm" style:auto-text-indent="false"/>
      <style:text-properties style:font-name="Times New Roman" fo:font-size="12pt" style:font-name-asian="SimSun" style:font-size-asian="12pt" style:font-name-complex="Mangal" style:font-size-complex="12pt"/>
    </style:style>
    <style:style style:name="No_20_Spacing" style:display-name="No Spacing" style:family="paragraph" style:nex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423cm" fo:margin-bottom="0.106cm" fo:keep-with-next="always"/>
      <style:text-properties style:font-name="Times New Roman" fo:font-size="16pt" fo:font-weight="bold" style:font-name-asian="SimSun" style:font-size-asian="16pt" style:font-weight-asian="bold" style:font-name-complex="Mang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423cm" fo:margin-bottom="0.106cm" fo:keep-with-next="always"/>
      <style:text-properties style:font-name="Times New Roman" fo:font-size="14pt" fo:font-style="italic" fo:font-weight="bold" style:font-name-asian="SimSun" style:font-size-asian="14pt" style:font-style-asian="italic" style:font-weight-asian="bold" style:font-name-complex="Mang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423cm" fo:margin-bottom="0.106cm" fo:keep-with-next="always"/>
      <style:text-properties style:font-name="Times New Roman" fo:font-size="13pt" fo:font-weight="bold" style:font-name-asian="SimSun" style:font-size-asian="13pt" style:font-weight-asian="bold" style:font-name-complex="Mang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-top="0.423cm" fo:margin-bottom="0.106cm" fo:keep-with-next="always"/>
      <style:text-properties style:font-name="Times New Roman" fo:font-size="12pt" fo:font-style="italic" fo:font-weight="bold" style:font-name-asian="SimSun" style:font-size-asian="12pt" style:font-style-asian="italic" style:font-weight-asian="bold" style:font-name-complex="Mangal" style:font-size-complex="12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top="0.423cm" fo:margin-bottom="0.106cm" fo:keep-with-next="always"/>
      <style:text-properties style:font-name="Times New Roman" fo:font-size="11pt" fo:font-style="italic" fo:font-weight="bold" style:font-name-asian="SimSun" style:font-size-asian="11pt" style:font-style-asian="italic" style:font-weight-asian="bold" style:font-name-complex="Mangal" style:font-size-complex="11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top="0.423cm" fo:margin-bottom="0.106cm" fo:keep-with-next="always"/>
      <style:text-properties style:font-name="Times New Roman" fo:font-size="11pt" fo:font-weight="bold" style:font-name-asian="SimSun" style:font-size-asian="11pt" style:font-weight-asian="bold" style:font-name-complex="Mangal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top="0.423cm" fo:margin-bottom="0.106cm" fo:keep-with-next="always"/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top="0.423cm" fo:margin-bottom="0.106cm" fo:keep-with-next="always"/>
      <style:text-properties style:font-name="Times New Roman" fo:font-size="12pt" fo:font-style="italic" style:font-name-asian="SimSun" style:font-size-asian="12pt" style:font-style-asian="italic" style:font-name-complex="Mangal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top="0.423cm" fo:margin-bottom="0.106cm" fo:keep-with-next="always"/>
      <style:text-properties style:font-name="Times New Roman" fo:font-size="12pt" style:font-name-asian="SimSun" style:font-size-asian="12pt" style:font-name-complex="Mangal" style:font-size-complex="12pt"/>
    </style:style>
    <style:style style:name="List_20_Paragraph" style:display-name="List Paragraph" style:family="paragraph" style:parent-style-name="Standard" style:next-style-name="Standard">
      <style:text-properties style:font-name="Times New Roman" fo:font-size="12pt" style:font-name-asian="SimSun" style:font-size-asian="12pt" style:font-name-complex="Mangal" style:font-size-complex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e" style:family="paragraph" style:parent-style-name="Standard" style:next-style-name="Standard">
      <style:text-properties style:font-name="Times New Roman" fo:font-size="12pt" fo:font-style="italic" style:font-name-asian="SimSun" style:font-size-asian="12pt" style:font-style-asian="italic" style:font-name-complex="Mangal" style:font-size-complex="12pt" style:font-style-complex="italic"/>
    </style:style>
    <style:style style:name="Intense_20_Quote" style:display-name="Intense Quote" style:family="paragraph" style:parent-style-name="Standard" style:next-style-name="Standard">
      <style:paragraph-properties fo:margin-left="0.635cm" fo:margin-right="0.635cm" fo:text-indent="0cm" style:auto-text-indent="false"/>
      <style:text-properties style:font-name="Times New Roman" fo:font-size="12pt" fo:font-style="italic" fo:font-weight="bold" style:font-name-asian="SimSun" style:font-size-asian="12pt" style:font-style-asian="italic" style:font-weight-asian="bold" style:font-name-complex="Mangal" style:font-size-complex="12pt" style:font-style-complex="italic" style:font-weight-complex="bold"/>
    </style:style>
    <style:style style:name="Block_20_Text" style:display-name="Block Text" style:family="paragraph" style:parent-style-name="Standard" style:next-style-name="Standard">
      <style:paragraph-properties fo:margin-left="0.635cm" fo:margin-right="0.635cm" fo:margin-top="0.106cm" fo:margin-bottom="0.106cm" fo:text-indent="0cm" style:auto-text-indent="false" fo:padding="0.106cm" fo:border="0.002cm solid #ffffff"/>
      <style:text-properties style:font-name="Times New Roman" fo:font-size="12pt" fo:font-style="italic" style:font-name-asian="SimSun" style:font-size-asian="12pt" style:font-style-asian="italic" style:font-name-complex="Mangal" style:font-size-complex="12pt" style:font-style-complex="italic"/>
    </style:style>
    <style:style style:name="HTML_20_Preformatted" style:display-name="HTML Preformatted" style:family="paragraph" style:parent-style-name="Standard" style:next-style-name="Standard">
      <style:text-properties style:font-name="Courier New" fo:font-size="12pt" style:font-name-asian="Courier New" style:font-size-asian="12pt" style:font-name-complex="Courier New" style:font-size-complex="12pt"/>
    </style:style>
    <style:style style:name="header" style:family="paragraph" style:parent-style-name="Standard" style:next-style-name="Standard">
      <style:text-properties style:font-name="Times New Roman" fo:font-size="12pt" style:font-name-asian="SimSun" style:font-size-asian="12pt" style:font-name-complex="Mangal" style:font-size-complex="12pt"/>
    </style:style>
    <style:style style:name="footer" style:family="paragraph" style:parent-style-name="Standard" style:next-style-name="Standard">
      <style:text-properties style:font-name="Times New Roman" fo:font-size="12pt" style:font-name-asian="SimSun" style:font-size-asian="12pt" style:font-name-complex="Mangal" style:font-size-complex="12pt"/>
    </style:style>
    <style:style style:name="caption" style:family="paragraph" style:parent-style-name="Standard" style:next-style-name="Standard">
      <style:text-properties style:font-name="Times New Roman" fo:font-size="9pt" fo:font-weight="bold" style:font-name-asian="SimSun" style:font-size-asian="9pt" style:font-weight-asian="bold" style:font-name-complex="Mangal" style:font-size-complex="9pt" style:font-weight-complex="bold"/>
    </style:style>
    <style:style style:name="endnote_20_text" style:display-name="endnote text" style:family="paragraph" style:parent-style-name="Standard" style:next-style-name="Standard">
      <style:text-properties style:font-name="Times New Roman" fo:font-size="12pt" style:font-name-asian="SimSun" style:font-size-asian="12pt" style:font-name-complex="Mangal" style:font-size-complex="12pt"/>
    </style:style>
    <style:style style:name="footnote_20_text" style:display-name="footnote text" style:family="paragraph" style:parent-style-name="Standard" style:next-style-name="Standard">
      <style:text-properties style:font-name="Times New Roman" fo:font-size="12pt" style:font-name-asian="SimSun" style:font-size-asian="12pt" style:font-name-complex="Mangal" style:font-size-complex="12pt"/>
    </style:style>
    <style:style style:name="Sidenote_20_Text" style:display-name="Sidenote Text" style:family="paragraph" style:parent-style-name="Standard" style:next-style-name="Standard">
      <style:text-properties style:font-name="Times New Roman" fo:font-size="12pt" style:font-name-asian="SimSun" style:font-size-asian="12pt" style:font-name-complex="Manga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 style:font-size-complex="13pt" style:font-weight-complex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Text" style:display-name="heading 7 Text" style:family="text" style:parent-style-name="Default_20_Paragraph_20_Font">
      <style:text-properties fo:font-weight="bold" style:font-weight-asian="bold" style:font-weight-complex="bold"/>
    </style:style>
    <style:style style:name="heading_20_8_20_Text" style:display-name="heading 8 Text" style:family="text" style:parent-style-name="Default_20_Paragraph_20_Font">
      <style:text-properties fo:font-style="italic" style:font-style-asian="italic" style:font-style-complex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 style:font-size-complex="20pt" style:font-weight-complex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Intense_20_Emphasis" style:display-name="Intense Emphasis" style:family="text">
      <style:text-properties fo:font-style="italic" fo:font-weight="bold" style:font-style-asian="italic" style:font-weight-asian="bold" style:font-style-complex="italic" style:font-weight-complex="bold"/>
    </style:style>
    <style:style style:name="Quote_20_Text" style:display-name="Quote Text" style:family="text" style:parent-style-name="Default_20_Paragraph_20_Font">
      <style:text-properties fo:font-style="italic" style:font-style-asian="italic" style:font-style-complex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Block_20_Text_20_Text" style:display-name="Block Text Text" style:family="text" style:parent-style-name="Default_20_Paragraph_20_Font">
      <style:text-properties fo:font-style="italic" style:font-style-asian="italic" style:font-style-complex="italic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ode" style:display-name="HTML Code" style:family="text">
      <style:text-properties style:font-name="Courier New" style:font-name-asian="Courier New" style:font-name-complex="Courier New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Keyboard" style:display-name="HTML Keyboard" style:family="text">
      <style:text-properties style:font-name="Courier New" style:font-name-asian="Courier New" style:font-name-complex="Courier New"/>
    </style:style>
    <style:style style:name="HTML_20_Sample" style:display-name="HTML Sample" style:family="text">
      <style:text-properties style:font-name="Courier New" style:font-name-asian="Courier New" style:font-name-complex="Courier New"/>
    </style:style>
    <style:style style:name="HTML_20_Typewriter" style:display-name="HTML Typewriter" style:family="text">
      <style:text-properties style:font-name="Courier New" style:font-name-asian="Courier New" style:font-name-complex="Courier New"/>
    </style:style>
    <style:style style:name="HTML_20_Preformatted_20_Text" style:display-name="HTML Preformatted Text" style:family="text" style:parent-style-name="Default_20_Paragraph_20_Font">
      <style:text-properties style:font-name="Courier New" style:font-name-asian="Courier New" style:font-name-complex="Courier New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reference" style:display-name="endnote reference" style:family="text">
      <style:text-properties style:text-position="6% 58%"/>
    </style:style>
    <style:style style:name="footnote_20_reference" style:display-name="footnote reference" style:family="text">
      <style:text-properties style:text-position="6%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6% 58%"/>
    </style:style>
    <style:style style:name="Sidenote_20_Text_20_Text" style:display-name="Sidenote Text Text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30T07:59:27.58</meta:creation-date>
    <meta:generator>OpenOffice/4.1.2$Win32 OpenOffice.org_project/412m3$Build-9782</meta:generator>
    <dc:date>2017-11-15T09:50:55.96</dc:date>
    <meta:editing-duration>PT5H42M47S</meta:editing-duration>
    <meta:editing-cycles>108</meta:editing-cycles>
    <meta:document-statistic meta:table-count="0" meta:image-count="0" meta:object-count="0" meta:page-count="8" meta:paragraph-count="334" meta:word-count="1436" meta:character-count="13020"/>
  </office:meta>
</office:document-meta>
</file>